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5e9c" officeooo:paragraph-rsid="00095e9c" style:font-size-asian="18pt" style:font-size-complex="18pt"/>
    </style:style>
    <style:style style:name="P2" style:family="paragraph" style:parent-style-name="Standard">
      <style:text-properties fo:font-size="18pt" officeooo:rsid="0009e1a8" officeooo:paragraph-rsid="0009e1a8" style:font-size-asian="18pt" style:font-size-complex="18pt"/>
    </style:style>
    <style:style style:name="P3" style:family="paragraph" style:parent-style-name="Standard">
      <style:text-properties fo:font-size="18pt" fo:font-weight="normal" officeooo:rsid="00095e9c" officeooo:paragraph-rsid="00095e9c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32pt" fo:font-weight="bold" officeooo:rsid="00095e9c" officeooo:paragraph-rsid="00095e9c" style:font-size-asian="32pt" style:font-weight-asian="bold" style:font-size-complex="32pt" style:font-weight-complex="bold"/>
    </style:style>
    <style:style style:name="P5" style:family="paragraph" style:parent-style-name="Standard">
      <style:text-properties fo:font-size="28pt" fo:font-weight="bold" officeooo:rsid="00095e9c" officeooo:paragraph-rsid="00095e9c" style:font-size-asian="28pt" style:font-weight-asian="bold" style:font-size-complex="28pt" style:font-weight-complex="bold"/>
    </style:style>
    <style:style style:name="P6" style:family="paragraph" style:parent-style-name="Standard">
      <style:text-properties fo:font-size="24pt" fo:font-weight="bold" officeooo:rsid="0009e1a8" officeooo:paragraph-rsid="0009e1a8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8pt" fo:font-weight="bold" officeooo:rsid="00095e9c" officeooo:paragraph-rsid="00095e9c" style:font-size-asian="28pt" style:font-weight-asian="bold" style:font-size-complex="28pt" style:font-weight-complex="bold"/>
    </style:style>
    <style:style style:name="P8" style:family="paragraph" style:parent-style-name="Standard">
      <style:text-properties fo:font-size="18pt" fo:font-weight="bold" officeooo:rsid="0009e1a8" officeooo:paragraph-rsid="0009e1a8" style:font-size-asian="18pt" style:font-weight-asian="bold" style:font-size-complex="18pt" style:font-weight-complex="bold"/>
    </style:style>
    <style:style style:name="T1" style:family="text">
      <style:text-properties fo:color="#ce181e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88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6"/><text:span text:style-name="T1"><text:s text:c="2"/>Reprsatetion of <text:s/>graph </text:span></text:p>
      <text:p text:style-name="P5">1. adjency matrix </text:p>
      <text:p text:style-name="P1">input: </text:p>
      <text:p text:style-name="P1">6 9</text:p>
      <text:p text:style-name="P1">1 3</text:p>
      <text:p text:style-name="P1">1 5</text:p>
      <text:p text:style-name="P1">3 5</text:p>
      <text:p text:style-name="P1">3 4</text:p>
      <text:p text:style-name="P1">3 6</text:p>
      <text:p text:style-name="P1">3 2</text:p>
      <text:p text:style-name="P1">2 6</text:p>
      <text:p text:style-name="P1">4 6</text:p>
      <text:p text:style-name="P1">5 6</text:p>
      <text:p text:style-name="P1"/>
      <text:p text:style-name="P1">#include&lt;bits/stdc++.h&gt;</text:p>
      <text:p text:style-name="P1">using namespace std;</text:p>
      <text:p text:style-name="P1"/>
      <text:p text:style-name="P1">const int N= 1e3+10;</text:p>
      <text:p text:style-name="P1">int graph[N][N];</text:p>
      <text:p text:style-name="P1"/>
      <text:p text:style-name="P1">int main(){</text:p>
      <text:p text:style-name="P1"><text:tab/>int n,m; <text:s/>// n is vertices, m is edges </text:p>
      <text:p text:style-name="P1"><text:tab/>cin&gt;&gt;n&gt;&gt;m;</text:p>
      <text:p text:style-name="P1"><text:tab/>for( int i=0 ; i&lt;m ; i++){</text:p>
      <text:p text:style-name="P1"><text:tab/><text:tab/>int v1,v2;</text:p>
      <text:p text:style-name="P1"><text:tab/><text:tab/>cin&gt;&gt;v1&gt;&gt;v2;</text:p>
      <text:p text:style-name="P1"><text:tab/><text:tab/>graph[v1][v2]=1;</text:p>
      <text:p text:style-name="P1"><text:tab/><text:tab/>graph[v2][v1]=1;</text:p>
      <text:p text:style-name="P1"><text:tab/>}</text:p>
      <text:p text:style-name="P1"><text:tab/>//O(N^2) <text:s/>space complexity</text:p>
      <text:p text:style-name="P1"><text:tab/>// N=10^6</text:p>
      <text:p text:style-name="P1">}</text:p>
      <text:p text:style-name="P1"/>
      <text:p text:style-name="P2"><text:soft-page-break/>if weights are given then 1 ki jagah weight de denge.</text:p>
      <text:p text:style-name="P1"/>
      <text:p text:style-name="P5"/>
      <text:p text:style-name="P5">2. adjecncy list</text:p>
      <text:p text:style-name="P5"/>
      <text:p text:style-name="P3">#include&lt;bits/stdc++.h&gt;</text:p>
      <text:p text:style-name="P3">using namespace std;</text:p>
      <text:p text:style-name="P3"/>
      <text:p text:style-name="P3">const int N= 1e3+10;</text:p>
      <text:p text:style-name="P3"/>
      <text:p text:style-name="P3">vector&lt;int&gt;graph2[N];</text:p>
      <text:p text:style-name="P3"/>
      <text:p text:style-name="P3">int main(){</text:p>
      <text:p text:style-name="P3"><text:tab/>int n,m;</text:p>
      <text:p text:style-name="P3"><text:tab/>cin&gt;&gt;n&gt;&gt;m;</text:p>
      <text:p text:style-name="P3"><text:tab/>for( int i=0 ; i&lt;m ; i++){</text:p>
      <text:p text:style-name="P3"><text:tab/><text:tab/>int v1,v2;</text:p>
      <text:p text:style-name="P3"><text:tab/><text:tab/>cin&gt;&gt;v1&gt;&gt;v2;</text:p>
      <text:p text:style-name="P3"/>
      <text:p text:style-name="P3"><text:tab/><text:tab/>graph2[v1].push_back(v<text:span text:style-name="T3">2</text:span>);</text:p>
      <text:p text:style-name="P3"><text:tab/><text:tab/>graph2[v2].push_back(v<text:span text:style-name="T3">1</text:span>);</text:p>
      <text:p text:style-name="P3"><text:tab/>}</text:p>
      <text:p text:style-name="P3"/>
      <text:p text:style-name="P3"><text:tab/>//O(N+M) <text:s/>space complexity</text:p>
      <text:p text:style-name="P3"><text:tab/>//</text:p>
      <text:p text:style-name="P3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 9</text:p>
      <text:p text:style-name="P1">1 3 4</text:p>
      <text:p text:style-name="P1">1 5 3</text:p>
      <text:p text:style-name="P1">3 5 2</text:p>
      <text:p text:style-name="P1">3 4 7</text:p>
      <text:p text:style-name="P1">3 6 8</text:p>
      <text:p text:style-name="P1">3 2 9</text:p>
      <text:p text:style-name="P1">2 6 1</text:p>
      <text:p text:style-name="P1">4 6 2</text:p>
      <text:p text:style-name="P1">5 6 3</text:p>
      <text:p text:style-name="P1"/>
      <text:p text:style-name="P1"/>
      <text:p text:style-name="P6">If weight are given :</text:p>
      <text:p text:style-name="P1"/>
      <text:p text:style-name="P1">#include&lt;bits/stdc++.h&gt;</text:p>
      <text:p text:style-name="P1">using namespace std;</text:p>
      <text:p text:style-name="P1"/>
      <text:p text:style-name="P1">const int N= 1e3+10;</text:p>
      <text:p text:style-name="P1"/>
      <text:p text:style-name="P1">vector&lt;pair&lt;int,int &gt; &gt;graph2[N];</text:p>
      <text:p text:style-name="P1"/>
      <text:p text:style-name="P1">int main(){</text:p>
      <text:p text:style-name="P1"><text:tab/>int n,m;</text:p>
      <text:p text:style-name="P1"><text:tab/>cin&gt;&gt;n&gt;&gt;m;</text:p>
      <text:p text:style-name="P1"><text:tab/>for( int i=0 ; i&lt;m ; i++){</text:p>
      <text:p text:style-name="P1"><text:tab/><text:tab/>int v1,v2,wt;</text:p>
      <text:p text:style-name="P1"><text:tab/><text:tab/>cin&gt;&gt;v1&gt;&gt;v2&gt;&gt;wt;</text:p>
      <text:p text:style-name="P1"/>
      <text:p text:style-name="P1"><text:tab/><text:tab/>graph2[v1].push_back({v<text:span text:style-name="T3">2</text:span>,wt});</text:p>
      <text:p text:style-name="P1"><text:tab/><text:tab/>graph2[v2].push_back({v<text:span text:style-name="T3">1</text:span>,wt});</text:p>
      <text:p text:style-name="P1"><text:tab/>}</text:p>
      <text:p text:style-name="P1"><text:tab/>//O(N+M) <text:s/>space complexity</text:p>
      <text:p text:style-name="P1"><text:tab/>//</text:p>
      <text:p text:style-name="P1">}</text:p>
      <text:p text:style-name="P1"><text:soft-page-break/></text:p>
      <text:p text:style-name="P8">Comparision:</text:p>
      <text:p text:style-name="P2"><text:span text:style-name="T2">1. </text:span>matrix can give result if two vertices are connected or not in O(1) tc <text:s/>VS in list it takes O(N) is worst case.</text:p>
      <text:p text:style-name="P2"/>
      <text:p text:style-name="P2">2.matrix can store only atmost 1e8 element so 1e4 is max size of vetices but we can store big graph in list easi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21:27:29.063473763</meta:creation-date>
    <dc:date>2021-11-09T07:08:57.456159413</dc:date>
    <meta:editing-duration>PT9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77" meta:word-count="230" meta:character-count="1273" meta:non-whitespace-character-count="1060"/>
  </office:meta>
</office:document-meta>
</file>